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6" style:family="table" style:master-page-name="Standard">
      <style:table-properties style:width="17cm" style:rel-width="100%" fo:margin-left="0cm" fo:margin-top="0cm" fo:margin-bottom="0cm" style:page-number="auto" table:align="left" style:writing-mode="lr-tb"/>
    </style:style>
    <style:style style:name="Table6.A" style:family="table-column">
      <style:table-column-properties style:column-width="4.789cm" style:rel-column-width="2715*"/>
    </style:style>
    <style:style style:name="Table6.B" style:family="table-column">
      <style:table-column-properties style:column-width="5.226cm" style:rel-column-width="2963*"/>
    </style:style>
    <style:style style:name="Table6.C" style:family="table-column">
      <style:table-column-properties style:column-width="4.001cm" style:rel-column-width="2268*"/>
    </style:style>
    <style:style style:name="Table6.D" style:family="table-column">
      <style:table-column-properties style:column-width="2.985cm" style:rel-column-width="1692*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92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92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B3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4" style:family="table-row">
      <style:table-row-properties fo:keep-together="auto"/>
    </style:style>
    <style:style style:name="Table6.B4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5" style:family="table-row">
      <style:table-row-properties fo:keep-together="auto"/>
    </style:style>
    <style:style style:name="Table6.B5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6" style:family="table-row">
      <style:table-row-properties style:min-row-height="0.788cm" fo:keep-together="auto"/>
    </style:style>
    <style:style style:name="Table6.B6" style:family="table-cell">
      <style:table-cell-properties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officeooo:rsid="0039cab8" officeooo:paragraph-rsid="0039cab8" style:font-size-asian="10pt" style:font-style-asian="italic" style:font-size-complex="10pt" style:font-style-complex="italic"/>
    </style:style>
    <style:style style:name="P5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P6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Standard">
      <style:text-properties text:display="none"/>
    </style:style>
    <style:style style:name="P11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officeooo:rsid="001d8148" officeooo:paragraph-rsid="001d8148" style:font-size-asian="10pt" style:font-style-asian="italic" style:font-weight-asian="bold" style:font-size-complex="10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39cab8" style:font-size-asian="10pt" style:font-style-asian="italic" style:font-size-complex="10pt" style:font-style-complex="italic"/>
    </style:style>
    <style:style style:name="P14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498248" style:font-size-asian="10pt" style:font-style-asian="italic" style:font-size-complex="10pt" style:font-style-complex="italic"/>
    </style:style>
    <style:style style:name="P15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23d2ee" officeooo:paragraph-rsid="0039cab8" style:font-size-asian="10pt" style:font-style-asian="italic" style:font-size-complex="10pt" style:font-style-complex="italic"/>
    </style:style>
    <style:style style:name="P16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officeooo:rsid="003d9214" officeooo:paragraph-rsid="003d9214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666666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666666" fo:font-size="10pt" fo:font-style="italic" fo:font-weight="normal" officeooo:rsid="0046c47e" officeooo:paragraph-rsid="0046c47e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3d9214" officeooo:paragraph-rsid="003d9214" style:font-weight-asian="bold" style:font-weight-complex="bold"/>
    </style:style>
    <style:style style:name="P21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color="#666666" fo:font-size="10pt" fo:letter-spacing="-0.004cm" fo:font-style="italic" fo:font-weight="bold" officeooo:rsid="001c1e84" officeooo:paragraph-rsid="001c1e84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Table_20_Contents">
      <style:paragraph-properties fo:margin-left="0.635cm" fo:margin-right="0cm" fo:text-align="center" style:justify-single-word="false" fo:text-indent="0cm" style:auto-text-indent="false"/>
      <style:text-properties fo:color="#666666" fo:font-size="10pt" fo:letter-spacing="-0.004cm" fo:font-style="italic" fo:font-weight="normal" officeooo:rsid="0046c47e" officeooo:paragraph-rsid="0046c47e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4cm" fo:font-style="italic" fo:font-weight="bold" officeooo:rsid="001d8148" officeooo:paragraph-rsid="001d8148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officeooo:rsid="003cb916" officeooo:paragraph-rsid="003cb916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bold" officeooo:rsid="004ae3e6" officeooo:paragraph-rsid="004ae3e6" style:font-size-asian="10pt" style:font-style-asian="italic" style:font-weight-asian="bold" style:font-size-complex="10pt" style:font-style-complex="italic" style:font-weight-complex="bold"/>
    </style:style>
    <style:style style:name="P26" style:family="paragraph" style:parent-style-name="Standard">
      <style:paragraph-properties fo:text-align="center" style:justify-single-word="false"/>
      <style:text-properties fo:color="#666666" fo:font-size="10pt" fo:letter-spacing="-0.004cm" fo:font-style="italic" fo:font-weight="normal" officeooo:rsid="004ae3e6" officeooo:paragraph-rsid="004ae3e6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T2" style:family="text">
      <style:text-properties fo:color="#666666" fo:font-size="10pt" fo:letter-spacing="-0.004cm" fo:font-weight="bold" officeooo:rsid="003693bd" style:font-size-asian="10pt" style:font-weight-asian="bold" style:font-size-complex="10pt" style:font-weight-complex="bold"/>
    </style:style>
    <style:style style:name="T3" style:family="text">
      <style:text-properties fo:color="#666666" fo:font-size="10pt" fo:letter-spacing="-0.004cm" fo:font-weight="bold" officeooo:rsid="0044b903" style:font-size-asian="10pt" style:font-weight-asian="bold" style:font-size-complex="10pt" style:font-weight-complex="bold"/>
    </style:style>
    <style:style style:name="T4" style:family="text">
      <style:text-properties fo:color="#666666" fo:font-size="10pt" fo:letter-spacing="-0.004cm" fo:font-weight="bold" officeooo:rsid="002a23f0" style:font-size-asian="10pt" style:font-weight-asian="bold" style:font-size-complex="10pt" style:font-weight-complex="bold"/>
    </style:style>
    <style:style style:name="T5" style:family="text">
      <style:text-properties fo:color="#666666" fo:font-size="10pt" fo:letter-spacing="-0.004cm" fo:font-weight="bold" officeooo:rsid="003812e3" style:font-size-asian="10pt" style:font-weight-asian="bold" style:font-size-complex="10pt" style:font-weight-complex="bold"/>
    </style:style>
    <style:style style:name="T6" style:family="text">
      <style:text-properties fo:color="#666666" fo:font-size="10pt" fo:letter-spacing="-0.004cm" fo:font-weight="bold" officeooo:rsid="0046773e" style:font-size-asian="10pt" style:font-weight-asian="bold" style:font-size-complex="10pt" style:font-weight-complex="bold"/>
    </style:style>
    <style:style style:name="T7" style:family="text">
      <style:text-properties fo:color="#666666" fo:font-size="10pt" fo:letter-spacing="-0.004cm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color="#666666" fo:font-size="10pt" fo:letter-spacing="-0.004cm" fo:font-style="italic" fo:font-weight="normal" officeooo:rsid="002e828f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officeooo:rsid="0039cab8"/>
    </style:style>
    <style:style style:name="T10" style:family="text">
      <style:text-properties officeooo:rsid="003c0e9c"/>
    </style:style>
    <style:style style:name="T11" style:family="text">
      <style:text-properties officeooo:rsid="003cb916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46c47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">TAG</text:p>
          </table:table-cell>
          <table:table-cell table:style-name="Table6.A1" office:value-type="string">
            <text:p text:style-name="P2">INHALT</text:p>
          </table:table-cell>
          <table:table-cell table:style-name="Table6.A1" office:value-type="string">
            <text:p text:style-name="P2">ARBEITSZEIT</text:p>
          </table:table-cell>
          <table:table-cell table:style-name="Table6.D1" office:value-type="string">
            <text:p text:style-name="P2">ORT</text:p>
          </table:table-cell>
        </table:table-row>
        <table:table-row table:style-name="Table6.2">
          <table:table-cell table:style-name="Table6.A2" office:value-type="string">
            <text:p text:style-name="P2"/>
            <text:p text:style-name="P9"><text:span text:style-name="T1">2016/0</text:span><text:span text:style-name="T5">7</text:span><text:span text:style-name="T1">/</text:span><text:span text:style-name="T6">11</text:span><text:span text:style-name="T1"> – MONTAG</text:span></text:p>
            <text:p text:style-name="P2"/>
          </table:table-cell>
          <table:table-cell table:style-name="Table6.A2" office:value-type="string">
            <text:p text:style-name="P21"/>
            <text:p text:style-name="P22">Sachen für das Azubigrillen abgeklärt angefordert.</text:p>
            <text:p text:style-name="P23"/>
          </table:table-cell>
          <table:table-cell table:style-name="Table6.A2" office:value-type="string">
            <text:p text:style-name="P13"><text:span text:style-name="T9">0700 </text:span>– <text:span text:style-name="T13">1500</text:span></text:p>
          </table:table-cell>
          <table:table-cell table:style-name="Table6.D2" office:value-type="string">
            <text:p text:style-name="P4">HZB</text:p>
          </table:table-cell>
        </table:table-row>
        <table:table-row table:style-name="Table6.3">
          <table:table-cell table:style-name="Table6.A2" office:value-type="string">
            <text:p text:style-name="P9"><text:span text:style-name="T1">2016/0</text:span><text:span text:style-name="T5">7</text:span><text:span text:style-name="T1">/</text:span><text:span text:style-name="T6">12</text:span><text:span text:style-name="T1"> – DIENSTAG</text:span></text:p>
          </table:table-cell>
          <table:table-cell table:style-name="Table6.B3" office:value-type="string">
            <text:p text:style-name="P11"/>
            <text:p text:style-name="P24">CISCO <text:span text:style-name="T12">chapter 3 weitergeführt.</text:span></text:p>
            <text:p text:style-name="P25"><text:span text:style-name="T12">Weiterhin Sachen für das Azubigrillen organisiert.</text:span></text:p>
            <text:p text:style-name="P12"/>
          </table:table-cell>
          <table:table-cell table:style-name="Table6.A2" office:value-type="string">
            <text:p text:style-name="P13"><text:span text:style-name="T9">0700 </text:span>– <text:span text:style-name="T10">1540</text:span></text:p>
          </table:table-cell>
          <table:table-cell table:style-name="Table6.D2" office:value-type="string">
            <text:p text:style-name="P4">HZB</text:p>
          </table:table-cell>
        </table:table-row>
        <table:table-row table:style-name="Table6.4">
          <table:table-cell table:style-name="Table6.A2" office:value-type="string">
            <text:p text:style-name="P9"><text:span text:style-name="T1">2016/0</text:span><text:span text:style-name="T5">7</text:span><text:span text:style-name="T1">/</text:span><text:span text:style-name="T6">13</text:span><text:span text:style-name="T1"> – MITTWOCH</text:span></text:p>
          </table:table-cell>
          <table:table-cell table:style-name="Table6.B4" office:value-type="string">
            <text:p text:style-name="P16"/>
            <text:p text:style-name="P26">Inhalte bezüglich Linux/Windows LDAP Identifizierung nachgelesen (Samba/Winbind).</text:p>
            <text:p text:style-name="P16"/>
          </table:table-cell>
          <table:table-cell table:style-name="Table6.A2" office:value-type="string">
            <text:p text:style-name="P14"><text:span text:style-name="T9">0700 </text:span>– <text:span text:style-name="T10">1540</text:span></text:p>
          </table:table-cell>
          <table:table-cell table:style-name="Table6.D2" office:value-type="string">
            <text:p text:style-name="P4">HZB</text:p>
          </table:table-cell>
        </table:table-row>
        <table:table-row table:style-name="Table6.5">
          <table:table-cell table:style-name="Table6.A2" office:value-type="string">
            <text:p text:style-name="P9"><text:span text:style-name="T1">2016/0</text:span><text:span text:style-name="T5">7</text:span><text:span text:style-name="T1">/</text:span><text:span text:style-name="T6">14</text:span><text:span text:style-name="T1"> – DONNERSTAG</text:span></text:p>
          </table:table-cell>
          <table:table-cell table:style-name="Table6.B5" office:value-type="string">
            <text:p text:style-name="P11"/>
            <text:p text:style-name="P20"><text:span text:style-name="T8">U</text:span><text:span text:style-name="T7">RLAUB</text:span></text:p>
            <text:p text:style-name="P19"/>
          </table:table-cell>
          <table:table-cell table:style-name="Table6.A2" office:value-type="string">
            <text:p text:style-name="P15">/</text:p>
          </table:table-cell>
          <table:table-cell table:style-name="Table6.D2" office:value-type="string">
            <text:p text:style-name="P4">HZB</text:p>
          </table:table-cell>
        </table:table-row>
        <table:table-row table:style-name="Table6.6">
          <table:table-cell table:style-name="Table6.A2" office:value-type="string">
            <text:p text:style-name="P9"><text:span text:style-name="T1">2016/0</text:span><text:span text:style-name="T4">7</text:span><text:span text:style-name="T1">/</text:span><text:span text:style-name="T6">15</text:span><text:span text:style-name="T1"> – FREITAG</text:span></text:p>
          </table:table-cell>
          <table:table-cell table:style-name="Table6.B6" office:value-type="string">
            <text:p text:style-name="P17"/>
            <text:p text:style-name="P18">URLAUB</text:p>
            <text:p text:style-name="P17"/>
          </table:table-cell>
          <table:table-cell table:style-name="Table6.A2" office:value-type="string">
            <text:p text:style-name="P13"><text:span text:style-name="T9">0800 </text:span>– <text:span text:style-name="T11">1500</text:span></text:p>
          </table:table-cell>
          <table:table-cell table:style-name="Table6.D2" office:value-type="string">
            <text:p text:style-name="P4">HZB</text:p>
          </table:table-cell>
        </table:table-row>
      </table:table>
      <text:p text:style-name="Standard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0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next-style-name="Text_20_body" style:default-outline-level="" style:class="text">
      <style:paragraph-properties fo:margin-top="0.423cm" fo:margin-bottom="0.212cm" loext:contextual-spacing="false" fo:keep-with-next="always"/>
      <style:text-properties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default-outline-level="" style:class="list">
      <style:text-properties fo:font-size="12pt" style:font-size-asian="12pt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default-outline-level="" style:class="index">
      <style:paragraph-properties text:number-lines="false" text:line-number="0"/>
      <style:text-properties fo:font-size="12pt" style:font-size-asian="12pt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style:rel-width="100%" fo:margin-left="-0.018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92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92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style:rel-width="100%" fo:margin-left="0cm" fo:margin-top="0cm" fo:margin-bottom="0cm" table:align="left" style:writing-mode="lr-tb"/>
    </style:style>
    <style:style style:name="Table2.A" style:family="table-column">
      <style:table-column-properties style:column-width="5.666cm" style:rel-column-width="3212*"/>
    </style:style>
    <style:style style:name="Table2.B" style:family="table-column">
      <style:table-column-properties style:column-width="5.667cm" style:rel-column-width="321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3" style:family="table">
      <style:table-properties style:width="17cm" style:rel-width="100%" fo:margin-left="0cm" fo:margin-top="0cm" fo:margin-bottom="0cm" table:align="left" style:writing-mode="lr-tb"/>
    </style:style>
    <style:style style:name="Table3.A" style:family="table-column">
      <style:table-column-properties style:column-width="8.5cm" style:rel-column-width="4819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5.666cm" style:rel-column-width="3212*"/>
    </style:style>
    <style:style style:name="Table4.B" style:family="table-column">
      <style:table-column-properties style:column-width="5.667cm" style:rel-column-width="3213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5" style:family="table">
      <style:table-properties style:width="17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4.5cm" style:rel-column-width="2551*"/>
    </style:style>
    <style:style style:name="Table5.B" style:family="table-column">
      <style:table-column-properties style:column-width="7.997cm" style:rel-column-width="4534*"/>
    </style:style>
    <style:style style:name="Table5.C" style:family="table-column">
      <style:table-column-properties style:column-width="4.503cm" style:rel-column-width="2553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Standard">
      <style:text-properties text:display="none"/>
    </style:style>
    <style:style style:name="M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M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T2" style:family="text">
      <style:text-properties fo:color="#666666" fo:font-size="10pt" fo:letter-spacing="-0.004cm" fo:font-weight="bold" officeooo:rsid="003693bd" style:font-size-asian="10pt" style:font-weight-asian="bold" style:font-size-complex="10pt" style:font-weight-complex="bold"/>
    </style:style>
    <style:style style:name="MT3" style:family="text">
      <style:text-properties fo:color="#666666" fo:font-size="10pt" fo:letter-spacing="-0.004cm" fo:font-weight="bold" officeooo:rsid="0044b903" style:font-size-asian="10pt" style:font-weight-asian="bold" style:font-size-complex="10pt" style:font-weight-complex="bold"/>
    </style:style>
    <style:style style:name="MT4" style:family="text">
      <style:text-properties fo:color="#666666" fo:font-size="10pt" fo:letter-spacing="-0.004cm" fo:font-weight="bold" officeooo:rsid="002a23f0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ZEEB, CHARLOTTE</text:p>
            </table:table-cell>
            <table:table-cell table:style-name="Table1.A1" table:number-rows-spanned="2" office:value-type="string">
              <text:p text:style-name="MP2">HELMHOLTZ-ZENTRUM BERLIN</text:p>
            </table:table-cell>
            <table:table-cell table:style-name="Table1.C1" office:value-type="string">
              <text:p text:style-name="MP3">2. SEMESTER</text:p>
            </table:table-cell>
          </table:table-row>
          <table:table-row table:style-name="Table1.1">
            <table:table-cell table:style-name="Table1.A1" office:value-type="string">
              <text:p text:style-name="Table_20_Contents"><text:span text:style-name="MT1">2016/0</text:span><text:span text:style-name="MT2">7</text:span><text:span text:style-name="MT1">/</text:span><text:span text:style-name="MT3">11</text:span><text:span text:style-name="MT1"> – 2016/0</text:span><text:span text:style-name="MT4">7</text:span><text:span text:style-name="MT1">/</text:span><text:span text:style-name="MT3">15</text:span></text:p>
            </table:table-cell>
            <table:covered-table-cell/>
            <table:table-cell table:style-name="Table1.C1" office:value-type="string">
              <text:p text:style-name="MP4"><text:span text:style-name="MT1">KW 2</text:span><text:span text:style-name="MT3">8</text:span><text:span text:style-name="MT1"> 2016</text:span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5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6">Unterschrift Ausbilder</text:p>
            </table:table-cell>
            <table:table-cell table:style-name="Table3.A1" office:value-type="string">
              <text:p text:style-name="MP7">Unterschrift Auszubildender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 table:number-columns-repeated="2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5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A1" office:value-type="string">
              <text:p text:style-name="MP8">Unterschrift Klassenlehrer/Außerbetriebliche Fortbildung</text:p>
            </table:table-cell>
            <table:table-cell table:style-name="Table5.A1" office:value-type="string">
              <text:p text:style-name="MP4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07:02:00</meta:creation-date>
    <meta:initial-creator>changeling</meta:initial-creator>
    <dc:language>en-GB</dc:language>
    <meta:print-date>2016-01-18T10:57:00</meta:print-date>
    <dc:date>2016-07-13T14:58:32.314338998</dc:date>
    <meta:editing-cycles>61</meta:editing-cycles>
    <dc:title>Header Schule</dc:title>
    <meta:editing-duration>PT2H22S</meta:editing-duration>
    <meta:generator>LibreOffice/5.1.4.2$Linux_X86_64 LibreOffice_project/10m0$Build-2</meta:generator>
    <meta:document-statistic meta:table-count="6" meta:image-count="0" meta:object-count="0" meta:page-count="1" meta:paragraph-count="33" meta:word-count="71" meta:character-count="598" meta:non-whitespace-character-count="550"/>
    <meta:user-defined meta:name="AppVersion">14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